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4.862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4.574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669cm"/>
    </style:style>
    <style:style style:name="gr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93cm" fo:min-width="1.907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69cm"/>
    </style:style>
    <style:style style:name="gr17" style:family="graphic" style:parent-style-name="standard">
      <style:graphic-properties draw:stroke="none" draw:fill="none" fo:min-height="1.147cm"/>
    </style:style>
    <style:style style:name="gr18" style:family="graphic" style:parent-style-name="standard">
      <style:graphic-properties draw:stroke="none" draw:fill="none" fo:min-height="1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05cm"/>
    </style:style>
    <style:style style:name="gr20" style:family="graphic" style:parent-style-name="standard">
      <style:graphic-properties draw:stroke="none" draw:fill="none" fo:min-height="1.475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526cm"/>
    </style:style>
    <style:style style:name="gr2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907cm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71cm" fo:min-width="2.288cm"/>
    </style:style>
    <style:style style:name="gr2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padding-top="0.2cm" fo:padding-bottom="0.2cm" fo:padding-left="0.325cm" fo:padding-right="0.3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167cm"/>
    </style:style>
    <style:style style:name="gr27" style:family="graphic" style:parent-style-name="objectwithoutfill">
      <style:graphic-properties draw:stroke="soli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8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draw:stroke="none" draw:fill="none" fo:min-height="1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56cm"/>
    </style:style>
    <style:style style:name="gr3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33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2.194cm"/>
    </style:style>
    <style:style style:name="gr3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0.3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3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66cm" fo:min-width="5.33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146cm"/>
    </style:style>
    <style:style style:name="gr4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7.986cm"/>
    </style:style>
    <style:style style:name="co1" style:family="table-column">
      <style:table-column-properties style:column-width="5.977cm" style:use-optimal-column-width="false"/>
    </style:style>
    <style:style style:name="co2" style:family="table-column">
      <style:table-column-properties style:column-width="5.976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1.063cm"/>
    </style:style>
    <style:style style:name="ce1" style:family="table-cell">
      <loext:graphic-properties draw:fill="none" style:repeat="repeat"/>
      <style:paragraph-properties fo:text-align="start" fo:border="none" style:writing-mode="lr-tb"/>
      <style:text-properties style:font-name="Droid Sans Mono2" fo:font-weight="normal" style:font-weight-asian="normal" style:font-weight-complex="normal"/>
    </style:style>
    <style:style style:name="ce2" style:family="table-cell">
      <loext:graphic-properties draw:fill="none" style:repeat="repeat"/>
      <style:paragraph-properties fo:text-align="center" fo:border="none"/>
      <style:text-properties style:font-name="Droid Sans Mono2" fo:font-weight="normal" style:font-weight-asian="normal" style:font-weight-complex="normal"/>
    </style:style>
    <style:style style:name="ce3" style:family="table-cell">
      <loext:graphic-properties draw:fill="none" style:repeat="repeat"/>
      <style:paragraph-properties fo:text-align="start" style:writing-mode="lr-tb"/>
      <style:text-properties style:font-name="Droid Sans Mono2" fo:font-weight="normal" style:font-weight-asian="normal" style:font-weight-complex="normal"/>
    </style:style>
    <style:style style:name="ce4" style:family="table-cell">
      <loext:graphic-properties draw:fill="none" style:repeat="repeat"/>
      <style:paragraph-properties fo:text-align="center"/>
      <style:text-properties style:font-name="Droid Sans Mono2" fo:font-weight="normal" style:font-weight-asian="normal" style:font-weight-complex="normal"/>
    </style:style>
    <style:style style:name="P1" style:family="paragraph">
      <loext:graphic-properties draw:fill="none" draw:fill-color="#ffffff"/>
      <style:text-properties style:font-name="Arial Narrow" fo:font-size="1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roid Sans Mono1" fo:font-size="18pt"/>
    </style:style>
    <style:style style:name="P8" style:family="paragraph">
      <loext:graphic-properties draw:fill="none" draw:fill-color="#ffffff"/>
      <style:text-properties fo:color="#808080" style:font-name="Droid Sans Mono1" fo:font-size="18pt"/>
    </style:style>
    <style:style style:name="P9" style:family="paragraph">
      <loext:graphic-properties draw:fill="none"/>
      <style:text-properties fo:color="#999999" style:font-name="Droid Sans Mono2" fo:font-size="18pt"/>
    </style:style>
    <style:style style:name="P10" style:family="paragraph">
      <loext:graphic-properties draw:fill="none"/>
      <style:text-properties fo:color="#999999" style:font-name="Droid Sans Mono2"/>
    </style:style>
    <style:style style:name="T1" style:family="text">
      <style:text-properties style:font-name="Droid Sans Mono1" fo:font-size="18pt"/>
    </style:style>
    <style:style style:name="T2" style:family="text">
      <style:text-properties style:font-name="Droid Sans Mono2" fo:font-weight="normal" style:font-weight-asian="normal" style:font-weight-complex="normal"/>
    </style:style>
    <style:style style:name="T3" style:family="text">
      <style:text-properties fo:color="#808080" style:font-name="Droid Sans Mono1" fo:font-size="18pt"/>
    </style:style>
    <style:style style:name="T4" style:family="text">
      <style:text-properties fo:color="#999999" style:font-name="Droid Sans Mono2" fo:font-size="18pt"/>
    </style:style>
    <style:style style:name="T5" style:family="text">
      <style:text-properties fo:color="#999999" style:font-name="Droid Sans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88cm" svg:height="0.996cm" svg:x="1.917cm" svg:y="1.917cm">
          <draw:text-box>
            <text:p><text:span text:style-name="T1">Begin!</text:span></text:p>
          </draw:text-box>
        </draw:frame>
      </draw:page>
      <draw:page draw:name="page2" draw:style-name="dp1" draw:master-page-name="Default">
        <draw:frame draw:style-name="standard" draw:layer="layout" svg:width="11.952cm" svg:height="4.245cm" svg:x="0.985cm" svg:y="1.1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=alice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2">=bob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2">+acme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2"><text:span text:style-name="T2">*alice.car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1.952cm" svg:height="4.245cm" svg:x="0.985cm" svg:y="1.1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=alice</text:span></text:p>
              </table:table-cell>
              <table:table-cell table:style-name="ce2">
                <text:p text:style-name="P3"><text:span text:style-name="T2">=!:uuid:1111</text:span></text:p>
              </table:table-cell>
            </table:table-row>
            <table:table-row table:style-name="ro1">
              <table:table-cell table:style-name="ce1">
                <text:p text:style-name="P2"><text:span text:style-name="T2">=bob</text:span></text:p>
              </table:table-cell>
              <table:table-cell table:style-name="ce2">
                <text:p text:style-name="P3"><text:span text:style-name="T2">=!:uuid:2222</text:span></text:p>
              </table:table-cell>
            </table:table-row>
            <table:table-row table:style-name="ro1">
              <table:table-cell table:style-name="ce1">
                <text:p text:style-name="P2"><text:span text:style-name="T2">+acme</text:span></text:p>
              </table:table-cell>
              <table:table-cell table:style-name="ce2">
                <text:p text:style-name="P3"><text:span text:style-name="T2">=!:uuid:3333</text:span></text:p>
              </table:table-cell>
            </table:table-row>
            <table:table-row table:style-name="ro2">
              <table:table-cell table:style-name="ce3">
                <text:p text:style-name="P2"><text:span text:style-name="T2">*alice.car</text:span></text:p>
              </table:table-cell>
              <table:table-cell table:style-name="ce4">
                <text:p text:style-name="P3"><text:span text:style-name="T2">=!:uuid:4444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ustom-shape draw:style-name="gr2" draw:text-style-name="P4" xml:id="id1" draw:id="id1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.27cm" svg:height="1.27cm" svg:x="10.271cm" svg:y="8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10.271cm" svg:y2="8.64cm" draw:start-shape="id1" draw:start-glue-point="8" draw:end-shape="id2" draw:end-glue-point="6" svg:d="M1762 4810c0 2554 2836 3830 8509 3830" svg:viewBox="0 0 8510 3831">
          <text:p/>
        </draw:connector>
        <draw:frame draw:style-name="gr1" draw:text-style-name="P7" draw:layer="layout" svg:width="2.788cm" svg:height="0.996cm" svg:x="11.669cm" svg:y="7.116cm">
          <draw:text-box>
            <text:p><text:span text:style-name="T1">=alice</text:span></text:p>
          </draw:text-box>
        </draw:frame>
        <draw:custom-shape draw:style-name="gr3" draw:text-style-name="P5" xml:id="id3" draw:id="id3" draw:layer="layout" svg:width="1.27cm" svg:height="1.27cm" svg:x="10.144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5.362cm" svg:height="1.124cm" svg:x="11.669cm" svg:y="16.494cm">
          <draw:text-box draw:corner-radius="2.54cm">
            <text:p><text:span text:style-name="T1">=!:uuid:1111</text:span></text:p>
          </draw:text-box>
        </draw:frame>
        <draw:frame draw:style-name="gr6" draw:text-style-name="P8" draw:layer="layout" svg:width="5.074cm" svg:height="0.996cm" svg:x="3.038cm" svg:y="10.044cm">
          <draw:text-box draw:corner-radius="0.35cm">
            <text:p><text:span text:style-name="T3">=!:uuid:1111</text:span></text:p>
          </draw:text-box>
        </draw:frame>
        <draw:frame draw:style-name="gr7" draw:text-style-name="P8" draw:layer="layout" svg:width="3.169cm" svg:height="0.996cm" svg:x="3.038cm" svg:y="5.954cm">
          <draw:text-box>
            <text:p><text:span text:style-name="T3">=alice</text:span></text:p>
          </draw:text-box>
        </draw:frame>
        <draw:connector draw:style-name="gr4" draw:text-style-name="P6" draw:layer="layout" draw:type="curve" svg:x1="1.762cm" svg:y1="4.81cm" svg:x2="10.144cm" svg:y2="16.006cm" draw:start-shape="id1" draw:start-glue-point="8" draw:end-shape="id3" draw:end-glue-point="6" svg:d="M1762 4810c0 7464 2794 11196 8382 11196" svg:viewBox="0 0 8383 11197">
          <text:p/>
        </draw:connector>
        <draw:connector draw:style-name="gr8" draw:text-style-name="P6" draw:layer="layout" draw:type="curve" svg:x1="10.906cm" svg:y1="9.149cm" svg:x2="11.414cm" svg:y2="16.006cm" draw:end-shape="id3" draw:end-glue-point="10" svg:d="M10906 9149c1627 0 1373 6857 508 6857" svg:viewBox="0 0 1192 6858">
          <text:p/>
        </draw:connector>
        <draw:frame draw:style-name="gr9" draw:text-style-name="P7" draw:layer="layout" svg:width="2.585cm" svg:height="0.996cm" svg:x="12.458cm" svg:y="11.875cm">
          <draw:text-box>
            <text:p><text:span text:style-name="T1">$ref </text:span></text:p>
          </draw:text-box>
        </draw:frame>
        <draw:connector draw:style-name="gr8" draw:text-style-name="P6" draw:layer="layout" draw:type="curve" svg:x1="10.144cm" svg:y1="16.006cm" svg:x2="10.271cm" svg:y2="8.64cm" draw:start-shape="id3" draw:start-glue-point="6" draw:end-shape="id2" draw:end-glue-point="6" svg:d="M10144 16006c-864 0-927-7366 127-7366" svg:viewBox="0 0 784 7367">
          <text:p/>
        </draw:connector>
        <draw:frame draw:style-name="gr10" draw:text-style-name="P7" draw:layer="layout" svg:width="3.683cm" svg:height="0.996cm" svg:x="5.961cm" svg:y="11.875cm">
          <draw:text-box>
            <text:p><text:span text:style-name="T1">$is$ref </text:span></text:p>
          </draw:text-box>
        </draw:frame>
        <draw:frame draw:style-name="gr9" draw:text-style-name="P7" draw:layer="layout" svg:width="2.585cm" svg:height="0.996cm" svg:x="-19.701cm" svg:y="26.293cm">
          <draw:text-box>
            <text:p><text:span text:style-name="T1">$ref </text:span></text:p>
          </draw:text-box>
        </draw:frame>
      </draw:page>
      <draw:page draw:name="page5" draw:style-name="dp1" draw:master-page-name="Default">
        <draw:custom-shape draw:style-name="gr2" draw:text-style-name="P4" xml:id="id4" draw:id="id4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1.27cm" svg:height="1.27cm" svg:x="6.207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6.207cm" svg:y2="16.621cm" draw:start-shape="id4" draw:start-glue-point="8" draw:end-shape="id5" draw:end-glue-point="6" svg:d="M1762 4810c0 7874 1481 11811 4445 11811" svg:viewBox="0 0 4446 11812">
          <text:p/>
        </draw:connector>
        <draw:frame draw:style-name="gr1" draw:text-style-name="P7" draw:layer="layout" svg:width="2.788cm" svg:height="0.996cm" svg:x="8.029cm" svg:y="16.123cm">
          <draw:text-box>
            <text:p><text:span text:style-name="T1">=alice</text:span></text:p>
          </draw:text-box>
        </draw:frame>
        <draw:custom-shape draw:style-name="gr3" draw:text-style-name="P5" xml:id="id6" draw:id="id6" draw:layer="layout" svg:width="1.27cm" svg:height="1.27cm" svg:x="6.0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1.27cm" svg:height="1.27cm" svg:x="5.953cm" svg:y="2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26cm" svg:height="0.996cm" svg:x="8.029cm" svg:y="19.044cm">
          <draw:text-box>
            <text:p><text:span text:style-name="T1">=bob</text:span></text:p>
          </draw:text-box>
        </draw:frame>
        <draw:frame draw:style-name="gr12" draw:text-style-name="P7" draw:layer="layout" svg:width="2.407cm" svg:height="0.996cm" svg:x="8.029cm" svg:y="21.965cm">
          <draw:text-box draw:corner-radius="0.635cm">
            <text:p><text:span text:style-name="T1">+acme</text:span></text:p>
          </draw:text-box>
        </draw:frame>
        <draw:connector draw:style-name="gr4" draw:text-style-name="P6" draw:layer="layout" draw:type="curve" svg:x1="1.762cm" svg:y1="4.81cm" svg:x2="6.08cm" svg:y2="19.542cm" draw:start-shape="id4" draw:start-glue-point="8" draw:end-shape="id6" draw:end-glue-point="6" svg:d="M1762 4810c0 9822 1439 14732 4318 14732" svg:viewBox="0 0 4319 14733">
          <text:p/>
        </draw:connector>
        <draw:connector draw:style-name="gr4" draw:text-style-name="P6" draw:layer="layout" draw:type="curve" svg:x1="1.762cm" svg:y1="4.81cm" svg:x2="5.953cm" svg:y2="22.463cm" draw:start-shape="id4" draw:start-glue-point="8" draw:end-shape="id7" draw:end-glue-point="6" svg:d="M1762 4810c0 11769 1397 17653 4191 17653" svg:viewBox="0 0 4192 17654">
          <text:p/>
        </draw:connector>
        <draw:frame draw:style-name="gr13" draw:text-style-name="P8" draw:layer="layout" svg:width="2.026cm" svg:height="1.242cm" svg:x="3.159cm" svg:y="16.395cm">
          <draw:text-box>
            <text:p><text:span text:style-name="T3">=bob</text:span></text:p>
          </draw:text-box>
        </draw:frame>
        <draw:frame draw:style-name="gr14" draw:text-style-name="P8" draw:layer="layout" svg:width="2.407cm" svg:height="1.143cm" svg:x="3.159cm" svg:y="19.371cm">
          <draw:text-box draw:corner-radius="0.35cm">
            <text:p><text:span text:style-name="T3">+acme</text:span></text:p>
          </draw:text-box>
        </draw:frame>
        <draw:frame draw:style-name="gr15" draw:text-style-name="P8" draw:layer="layout" svg:width="2.788cm" svg:height="0.996cm" svg:x="3.159cm" svg:y="13.7cm">
          <draw:text-box>
            <text:p><text:span text:style-name="T3">=alice</text:span></text:p>
          </draw:text-box>
        </draw:frame>
        <draw:custom-shape draw:style-name="gr2" draw:text-style-name="P4" xml:id="id9" draw:id="id9" draw:layer="layout" svg:width="1.27cm" svg:height="1.27cm" svg:x="9.763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9.763cm" svg:y2="10.271cm" draw:start-shape="id4" draw:start-glue-point="8" draw:end-shape="id8" draw:end-glue-point="6" svg:d="M1762 4810c0 3641 2667 5461 8001 5461" svg:viewBox="0 0 8002 5462">
          <text:p/>
        </draw:connector>
        <draw:connector draw:style-name="gr4" draw:text-style-name="P6" draw:layer="layout" draw:type="curve" svg:x1="1.762cm" svg:y1="4.81cm" svg:x2="9.763cm" svg:y2="12.557cm" draw:start-shape="id4" draw:start-glue-point="8" draw:end-shape="id9" draw:end-glue-point="6" svg:d="M1762 4810c0 5165 2667 7747 8001 7747" svg:viewBox="0 0 8002 7748">
          <text:p/>
        </draw:connector>
        <draw:frame draw:style-name="gr1" draw:text-style-name="P7" draw:layer="layout" svg:width="2.788cm" svg:height="0.996cm" svg:x="11.767cm" svg:y="9.773cm">
          <draw:text-box draw:corner-radius="0.172cm">
            <text:p><text:span text:style-name="T1">(=bob)</text:span></text:p>
          </draw:text-box>
        </draw:frame>
        <draw:frame draw:style-name="gr16" draw:text-style-name="P7" draw:layer="layout" svg:width="3.169cm" svg:height="0.996cm" svg:x="11.767cm" svg:y="12.059cm">
          <draw:text-box draw:corner-radius="1.143cm">
            <text:p><text:span text:style-name="T1">(+acme)</text:span></text:p>
          </draw:text-box>
        </draw:frame>
        <draw:frame draw:style-name="gr17" draw:text-style-name="P9" draw:layer="layout" svg:width="2.794cm" svg:height="1.397cm" svg:x="4.048cm" svg:y="8.039cm">
          <draw:text-box>
            <text:p><text:span text:style-name="T4">(=bob)</text:span></text:p>
          </draw:text-box>
        </draw:frame>
        <draw:frame draw:style-name="gr18" draw:text-style-name="P9" draw:layer="layout" svg:width="3.556cm" svg:height="1.449cm" svg:x="4.048cm" svg:y="10.146cm">
          <draw:text-box>
            <text:p><text:span text:style-name="T4">(+acme)</text:span></text:p>
          </draw:text-box>
        </draw:frame>
        <draw:connector draw:style-name="gr4" draw:text-style-name="P6" draw:layer="layout" draw:type="curve" svg:x1="1.762cm" svg:y1="4.81cm" svg:x2="9.763cm" svg:y2="7.985cm" draw:start-shape="id4" draw:start-glue-point="8" draw:end-shape="id10" draw:end-glue-point="6" svg:d="M1762 4810c0 2117 2667 3175 8001 3175" svg:viewBox="0 0 8002 3176">
          <text:p/>
        </draw:connector>
        <draw:frame draw:style-name="gr19" draw:text-style-name="P7" draw:layer="layout" svg:width="3.55cm" svg:height="0.996cm" svg:x="11.767cm" svg:y="7.487cm">
          <draw:text-box draw:corner-radius="0.138cm">
            <text:p><text:span text:style-name="T1">(=alice)</text:span></text:p>
          </draw:text-box>
        </draw:frame>
        <draw:frame draw:style-name="gr20" draw:text-style-name="P9" draw:layer="layout" svg:width="3.937cm" svg:height="1.725cm" svg:x="4.048cm" svg:y="6.06cm">
          <draw:text-box>
            <text:p><text:span text:style-name="T4">(=alice)</text:span></text:p>
          </draw:text-box>
        </draw:frame>
        <draw:custom-shape draw:style-name="gr2" draw:text-style-name="P4" xml:id="id10" draw:id="id10" draw:layer="layout" svg:width="1.27cm" svg:height="1.27cm" svg:x="9.76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1.27cm" svg:height="1.27cm" svg:x="9.763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4" xml:id="id11" draw:id="id11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1.27cm" svg:height="1.27cm" svg:x="6.08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6.08cm" svg:y2="15.986cm" draw:start-shape="id11" draw:start-glue-point="8" draw:end-shape="id12" draw:end-glue-point="6" svg:d="M1762 4810c0 7451 1439 11176 4318 11176" svg:viewBox="0 0 4319 11177">
          <text:p/>
        </draw:connector>
        <draw:frame draw:style-name="gr1" draw:text-style-name="P7" draw:layer="layout" svg:width="2.788cm" svg:height="0.996cm" svg:x="8.399cm" svg:y="15.488cm">
          <draw:text-box>
            <text:p><text:span text:style-name="T1">=alice</text:span></text:p>
          </draw:text-box>
        </draw:frame>
        <draw:custom-shape draw:style-name="gr3" draw:text-style-name="P5" xml:id="id13" draw:id="id13" draw:layer="layout" svg:width="1.27cm" svg:height="1.27cm" svg:x="6.074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1.27cm" svg:height="1.27cm" svg:x="6.074cm" svg:y="20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26cm" svg:height="0.996cm" svg:x="8.399cm" svg:y="18.048cm">
          <draw:text-box>
            <text:p><text:span text:style-name="T1">=bob</text:span></text:p>
          </draw:text-box>
        </draw:frame>
        <draw:frame draw:style-name="gr12" draw:text-style-name="P7" draw:layer="layout" svg:width="2.407cm" svg:height="0.996cm" svg:x="8.399cm" svg:y="20.588cm">
          <draw:text-box draw:corner-radius="0.635cm">
            <text:p><text:span text:style-name="T1">+acme</text:span></text:p>
          </draw:text-box>
        </draw:frame>
        <draw:connector draw:style-name="gr4" draw:text-style-name="P6" draw:layer="layout" draw:type="curve" svg:x1="1.762cm" svg:y1="4.81cm" svg:x2="6.074cm" svg:y2="18.546cm" draw:start-shape="id11" draw:start-glue-point="8" draw:end-shape="id13" draw:end-glue-point="6" svg:d="M1762 4810c0 9158 1437 13736 4312 13736" svg:viewBox="0 0 4313 13737">
          <text:p/>
        </draw:connector>
        <draw:connector draw:style-name="gr4" draw:text-style-name="P6" draw:layer="layout" draw:type="curve" svg:x1="1.762cm" svg:y1="4.81cm" svg:x2="6.074cm" svg:y2="21.086cm" draw:start-shape="id11" draw:start-glue-point="8" draw:end-shape="id14" draw:end-glue-point="6" svg:d="M1762 4810c0 10851 1437 16276 4312 16276" svg:viewBox="0 0 4313 16277">
          <text:p/>
        </draw:connector>
        <draw:frame draw:style-name="gr21" draw:text-style-name="P8" draw:layer="layout" svg:width="2.026cm" svg:height="0.996cm" svg:x="3.786cm" svg:y="16.233cm">
          <draw:text-box>
            <text:p><text:span text:style-name="T3">=bob</text:span></text:p>
          </draw:text-box>
        </draw:frame>
        <draw:frame draw:style-name="gr22" draw:text-style-name="P8" draw:layer="layout" svg:width="2.407cm" svg:height="0.996cm" svg:x="3.786cm" svg:y="18.9cm">
          <draw:text-box draw:corner-radius="0.35cm">
            <text:p><text:span text:style-name="T3">+acme</text:span></text:p>
          </draw:text-box>
        </draw:frame>
        <draw:frame draw:style-name="gr23" draw:text-style-name="P8" draw:layer="layout" svg:width="2.788cm" svg:height="1.121cm" svg:x="3.786cm" svg:y="14.074cm">
          <draw:text-box draw:corner-radius="0.381cm">
            <text:p><text:span text:style-name="T3">=alice</text:span></text:p>
          </draw:text-box>
        </draw:frame>
        <draw:custom-shape draw:style-name="gr24" draw:text-style-name="P4" xml:id="id15" draw:id="id15" draw:layer="layout" svg:width="1.308cm" svg:height="1.27cm" svg:x="11.1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6" draw:id="id16" draw:layer="layout" svg:width="1.318cm" svg:height="1.27cm" svg:x="11.16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11.16cm" svg:y2="7.985cm" draw:start-shape="id11" draw:start-glue-point="8" draw:end-shape="id15" draw:end-glue-point="6" svg:d="M1762 4810c0 2117 3132 3175 9398 3175" svg:viewBox="0 0 9399 3176">
          <text:p/>
        </draw:connector>
        <draw:connector draw:style-name="gr4" draw:text-style-name="P6" draw:layer="layout" draw:type="curve" svg:x1="1.762cm" svg:y1="4.81cm" svg:x2="11.16cm" svg:y2="11.795cm" draw:start-shape="id11" draw:start-glue-point="8" draw:end-shape="id16" draw:end-glue-point="6" svg:d="M1762 4810c0 4657 3132 6985 9398 6985" svg:viewBox="0 0 9399 6986">
          <text:p/>
        </draw:connector>
        <draw:frame draw:style-name="gr25" draw:text-style-name="P7" draw:layer="layout" svg:width="3.01cm" svg:height="0.996cm" svg:x="13.303cm" svg:y="7.497cm">
          <draw:text-box draw:corner-radius="0.889cm">
            <text:p><text:span text:style-name="T1">=bob</text:span></text:p>
          </draw:text-box>
        </draw:frame>
        <draw:frame draw:style-name="gr26" draw:text-style-name="P7" draw:layer="layout" svg:width="2.667cm" svg:height="1.123cm" svg:x="13.303cm" svg:y="11.287cm">
          <draw:text-box draw:corner-radius="0.051cm">
            <text:p><text:span text:style-name="T1">+acme</text:span></text:p>
          </draw:text-box>
        </draw:frame>
        <draw:custom-shape draw:style-name="gr2" draw:text-style-name="P4" xml:id="id17" draw:id="id17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2.486cm" svg:y1="4.153cm" svg:x2="11.16cm" svg:y2="4.175cm">
          <text:p/>
        </draw:line>
        <draw:connector draw:style-name="gr28" draw:text-style-name="P6" draw:layer="layout" draw:type="curve" svg:x1="11.795cm" svg:y1="4.81cm" svg:x2="1.762cm" svg:y2="4.81cm" draw:start-shape="id17" draw:start-glue-point="8" draw:end-shape="id11" draw:end-glue-point="8" svg:d="M11795 4810c0 865-10033 865-10033 0" svg:viewBox="0 0 10034 650">
          <text:p/>
        </draw:connector>
        <draw:connector draw:style-name="gr28" draw:text-style-name="P6" draw:layer="layout" draw:type="curve" svg:x1="1.762cm" svg:y1="3.54cm" svg:x2="11.795cm" svg:y2="3.54cm" draw:start-shape="id11" draw:start-glue-point="4" draw:end-shape="id17" draw:end-glue-point="4" svg:d="M1762 3540c0-864 10033-864 10033 0" svg:viewBox="0 0 10034 649">
          <text:p/>
        </draw:connector>
        <draw:frame draw:style-name="gr29" draw:text-style-name="P10" draw:layer="layout" svg:width="5.715cm" svg:height="1.54cm" svg:x="4.048cm" svg:y="3.07cm">
          <draw:text-box draw:corner-radius="0.165cm">
            <text:p><text:span text:style-name="T5">(=!:uuid:1111</text:span></text:p>
          </draw:text-box>
        </draw:frame>
        <draw:frame draw:style-name="gr20" draw:text-style-name="P10" draw:layer="layout" svg:width="3.175cm" svg:height="1.725cm" svg:x="5.318cm" svg:y="6.415cm">
          <draw:text-box>
            <text:p><text:span text:style-name="T5">(=bob)</text:span></text:p>
          </draw:text-box>
        </draw:frame>
        <draw:frame draw:style-name="gr30" draw:text-style-name="P7" draw:layer="layout" svg:width="6.056cm" svg:height="0.996cm" svg:x="13.303cm" svg:y="3.667cm">
          <draw:text-box>
            <text:p><text:span text:style-name="T1">(=!:uuid:1111)</text:span></text:p>
          </draw:text-box>
        </draw:frame>
        <draw:frame draw:style-name="gr19" draw:text-style-name="P7" draw:layer="layout" svg:width="3.55cm" svg:height="0.996cm" svg:x="5.13cm" svg:y="1.735cm">
          <draw:text-box>
            <text:p><text:span text:style-name="T1">$is$ref </text:span></text:p>
          </draw:text-box>
        </draw:frame>
        <draw:frame draw:style-name="gr11" draw:text-style-name="P7" draw:layer="layout" svg:width="2.026cm" svg:height="0.996cm" svg:x="5.892cm" svg:y="4.483cm">
          <draw:text-box>
            <text:p><text:span text:style-name="T1">$ref</text:span></text:p>
          </draw:text-box>
        </draw:frame>
        <draw:frame draw:style-name="gr20" draw:text-style-name="P10" draw:layer="layout" svg:width="3.556cm" svg:height="1.725cm" svg:x="5.318cm" svg:y="9.49cm">
          <draw:text-box draw:corner-radius="0.508cm">
            <text:p><text:span text:style-name="T5">(+acme)</text:span></text:p>
          </draw:text-box>
        </draw:frame>
      </draw:page>
      <draw:page draw:name="page7" draw:style-name="dp1" draw:master-page-name="Default">
        <draw:custom-shape draw:style-name="gr24" draw:text-style-name="P4" xml:id="id18" draw:id="id18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9" draw:id="id19" draw:layer="layout" svg:width="1.27cm" svg:height="1.27cm" svg:x="6.262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6.262cm" svg:y2="7.604cm" draw:start-shape="id18" draw:start-glue-point="8" draw:end-shape="id19" draw:end-glue-point="6" svg:d="M1762 4810c0 1863 1500 2794 4500 2794" svg:viewBox="0 0 4501 2795">
          <text:p/>
        </draw:connector>
        <draw:frame draw:style-name="gr15" draw:text-style-name="P8" draw:layer="layout" svg:width="2.788cm" svg:height="0.996cm" svg:x="2.96cm" svg:y="5.953cm">
          <draw:text-box>
            <text:p><text:span text:style-name="T3">=alice</text:span></text:p>
          </draw:text-box>
        </draw:frame>
        <draw:frame draw:style-name="gr1" draw:text-style-name="P7" draw:layer="layout" svg:width="2.788cm" svg:height="0.996cm" svg:x="7.659cm" svg:y="7.096cm">
          <draw:text-box>
            <text:p><text:span text:style-name="T1">=alice</text:span></text:p>
          </draw:text-box>
        </draw:frame>
        <draw:custom-shape draw:style-name="gr3" draw:text-style-name="P5" xml:id="id24" draw:id="id24" draw:layer="layout" svg:width="1.143cm" svg:height="1.143cm" svg:x="9.691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.762cm" svg:y1="4.81cm" svg:x2="6.389cm" svg:y2="11.922cm" draw:start-shape="id18" draw:start-glue-point="8" draw:end-shape="id20" draw:end-glue-point="6" svg:d="M1762 4810c0 4742 1542 7112 4627 7112" svg:viewBox="0 0 4628 7113">
          <text:p/>
        </draw:connector>
        <draw:frame draw:style-name="gr31" draw:text-style-name="P8" draw:layer="layout" svg:width="3.55cm" svg:height="0.996cm" svg:x="10.58cm" svg:y="17.53cm">
          <draw:text-box>
            <text:p><text:span text:style-name="T3">&lt;#model&gt;</text:span></text:p>
          </draw:text-box>
        </draw:frame>
        <draw:frame draw:style-name="gr32" draw:text-style-name="P7" draw:layer="layout" svg:width="5.836cm" svg:height="0.996cm" svg:x="7.786cm" svg:y="11.414cm">
          <draw:text-box>
            <text:p><text:span text:style-name="T1">(=alice/#owns)</text:span></text:p>
          </draw:text-box>
        </draw:frame>
        <draw:custom-shape draw:style-name="gr2" draw:text-style-name="P4" xml:id="id22" draw:id="id22" draw:layer="layout" svg:width="1.143cm" svg:height="1.016cm" svg:x="15.279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6" draw:layer="layout" draw:type="curve" svg:x1="13.247cm" svg:y1="20.812cm" svg:x2="15.279cm" svg:y2="23.479cm" draw:start-shape="id21" draw:start-glue-point="6" draw:end-shape="id22" draw:end-glue-point="3" svg:d="M13247 20812c0 1778 677 2667 2032 2667" svg:viewBox="0 0 2033 2668">
          <text:p/>
        </draw:connector>
        <draw:frame draw:style-name="gr34" draw:text-style-name="P7" draw:layer="layout" svg:width="12.694cm" svg:height="0.996cm" svg:x="0.448cm" svg:y="20.631cm">
          <draw:text-box>
            <text:p><text:span text:style-name="T1">(=alice/#owns)*alice.car&lt;#model&gt;</text:span></text:p>
          </draw:text-box>
        </draw:frame>
        <draw:frame draw:style-name="gr35" draw:text-style-name="P8" draw:layer="layout" svg:width="0.883cm" svg:height="0.996cm" svg:x="13.634cm" svg:y="21.701cm">
          <draw:text-box>
            <text:p><text:span text:style-name="T3">&amp;</text:span></text:p>
          </draw:text-box>
        </draw:frame>
        <draw:frame draw:style-name="gr36" draw:text-style-name="P7" draw:layer="layout" svg:width="6.979cm" svg:height="0.996cm" svg:x="13.501cm" svg:y="24.388cm">
          <draw:text-box>
            <text:p><text:span text:style-name="T1">"Acura 2015 TLX"</text:span></text:p>
          </draw:text-box>
        </draw:frame>
        <draw:custom-shape draw:style-name="gr2" draw:text-style-name="P4" xml:id="id21" draw:id="id21" draw:layer="layout" svg:width="1.27cm" svg:height="1.27cm" svg:x="12.612cm" svg:y="19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3" draw:id="id23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2.397cm" svg:y1="4.175cm" svg:x2="11.16cm" svg:y2="4.175cm">
          <text:p/>
        </draw:line>
        <draw:connector draw:style-name="gr28" draw:text-style-name="P6" draw:layer="layout" draw:type="curve" svg:x1="11.795cm" svg:y1="4.81cm" svg:x2="1.762cm" svg:y2="4.81cm" draw:start-shape="id23" draw:start-glue-point="8" draw:end-shape="id18" draw:end-glue-point="8" svg:d="M11795 4810c0 865-10033 865-10033 0" svg:viewBox="0 0 10034 650">
          <text:p/>
        </draw:connector>
        <draw:connector draw:style-name="gr28" draw:text-style-name="P6" draw:layer="layout" draw:type="curve" svg:x1="1.762cm" svg:y1="3.54cm" svg:x2="11.795cm" svg:y2="3.54cm" draw:start-shape="id18" draw:start-glue-point="4" draw:end-shape="id23" draw:end-glue-point="4" svg:d="M1762 3540c0-864 10033-864 10033 0" svg:viewBox="0 0 10034 649">
          <text:p/>
        </draw:connector>
        <draw:custom-shape draw:style-name="gr2" draw:text-style-name="P4" xml:id="id20" draw:id="id20" draw:layer="layout" svg:width="1.27cm" svg:height="1.27cm" svg:x="6.389cm" svg:y="11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6.897cm" svg:y1="8.239cm" svg:x2="6.897cm" svg:y2="11.414cm">
          <text:p/>
        </draw:line>
        <draw:frame draw:style-name="gr38" draw:text-style-name="P8" draw:layer="layout" svg:width="5.836cm" svg:height="1.016cm" svg:x="0.783cm" svg:y="12.183cm">
          <draw:text-box>
            <text:p><text:span text:style-name="T3">(=alice/#owns)</text:span></text:p>
          </draw:text-box>
        </draw:frame>
        <draw:frame draw:style-name="gr15" draw:text-style-name="P8" draw:layer="layout" svg:width="2.788cm" svg:height="0.996cm" svg:x="7.024cm" svg:y="9.021cm">
          <draw:text-box>
            <text:p><text:span text:style-name="T3">#owns</text:span></text:p>
          </draw:text-box>
        </draw:frame>
        <draw:connector draw:style-name="gr4" draw:text-style-name="P6" draw:layer="layout" draw:type="curve" svg:x1="7.024cm" svg:y1="12.557cm" svg:x2="9.691cm" svg:y2="15.923cm" draw:start-shape="id20" draw:start-glue-point="8" draw:end-shape="id24" draw:end-glue-point="6" svg:d="M7024 12557c0 2244 889 3366 2667 3366" svg:viewBox="0 0 2668 3367">
          <text:p/>
        </draw:connector>
        <draw:connector draw:style-name="gr4" draw:text-style-name="P6" draw:layer="layout" draw:type="curve" svg:x1="10.263cm" svg:y1="16.494cm" svg:x2="12.612cm" svg:y2="20.177cm" draw:start-shape="id24" draw:start-glue-point="8" draw:end-shape="id21" draw:end-glue-point="5" svg:d="M10263 16494c0 2456 783 3683 2349 3683" svg:viewBox="0 0 2350 3684">
          <text:p/>
        </draw:connector>
        <draw:frame draw:style-name="gr39" draw:text-style-name="P7" draw:layer="layout" svg:width="9.646cm" svg:height="0.996cm" svg:x="10.961cm" svg:y="15.478cm">
          <draw:text-box>
            <text:p><text:span text:style-name="T1">(=alice/#owns)*alice.car</text:span></text:p>
          </draw:text-box>
        </draw:frame>
        <draw:frame draw:style-name="gr40" draw:text-style-name="P8" draw:layer="layout" svg:width="8.486cm" svg:height="0.996cm" svg:x="7.678cm" svg:y="13.7cm">
          <draw:text-box draw:corner-radius="1.651cm">
            <text:p><text:span text:style-name="T3">*alice.car</text:span></text:p>
          </draw:text-box>
        </draw:frame>
        <draw:frame draw:style-name="gr29" draw:text-style-name="P10" draw:layer="layout" svg:width="5.715cm" svg:height="1.54cm" svg:x="4.049cm" svg:y="3.07cm">
          <draw:text-box draw:corner-radius="0.165cm">
            <text:p><text:span text:style-name="T5">(=!:uuid:1111</text:span></text:p>
          </draw:text-box>
        </draw:frame>
        <draw:frame draw:style-name="gr30" draw:text-style-name="P7" draw:layer="layout" svg:width="6.056cm" svg:height="0.996cm" svg:x="13.304cm" svg:y="3.667cm">
          <draw:text-box>
            <text:p><text:span text:style-name="T1">(=!:uuid:1111)</text:span></text:p>
          </draw:text-box>
        </draw:frame>
        <draw:frame draw:style-name="gr19" draw:text-style-name="P7" draw:layer="layout" svg:width="3.55cm" svg:height="0.996cm" svg:x="5.131cm" svg:y="1.735cm">
          <draw:text-box>
            <text:p><text:span text:style-name="T1">$is$ref </text:span></text:p>
          </draw:text-box>
        </draw:frame>
        <draw:frame draw:style-name="gr11" draw:text-style-name="P7" draw:layer="layout" svg:width="2.026cm" svg:height="0.996cm" svg:x="5.893cm" svg:y="4.483cm">
          <draw:text-box>
            <text:p><text:span text:style-name="T1">$ref</text:span></text:p>
          </draw:text-box>
        </draw:frame>
      </draw:page>
      <draw:page draw:name="page8" draw:style-name="dp1" draw:master-page-name="Default">
        <draw:frame draw:style-name="gr12" draw:text-style-name="P7" draw:layer="layout" svg:width="2.407cm" svg:height="0.996cm" svg:x="1.916cm" svg:y="1.917cm">
          <draw:text-box>
            <text:p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0-31T10:13:22.213118969</dc:date>
    <meta:editing-duration>P1DT9H33M26S</meta:editing-duration>
    <meta:editing-cycles>95</meta:editing-cycles>
    <meta:generator>LibreOffice/5.2.2.2.0$Linux_X86_64 LibreOffice_project/20m0$Build-2</meta:generator>
    <dc:creator>Markus Sabadello</dc:creator>
    <meta:document-statistic meta:object-count="103"/>
  </office:meta>
</office:document-meta>
</file>